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0c7e"/>
    </style:style>
    <style:style style:name="P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037c8c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3b4cf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3eca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c94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3b4cfd" officeooo:paragraph-rsid="003b4cf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232243" officeooo:paragraph-rsid="001b31a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3ce23e" officeooo:paragraph-rsid="003ce23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bold" officeooo:rsid="0023af02" officeooo:paragraph-rsid="0023af0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8f5b5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37c8c" officeooo:paragraph-rsid="003b4cfd" style:font-weight-asian="bold" style:font-weight-complex="bold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weight="bold" officeooo:rsid="00037c8c" officeooo:paragraph-rsid="003b4cfd" style:font-weight-asian="bold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177be2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3ce23e" officeooo:paragraph-rsid="003ce23e"/>
    </style:style>
    <style:style style:name="P3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3b4cf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38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officeooo:paragraph-rsid="00383eab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383eab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39e111" officeooo:paragraph-rsid="0039e111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453511" officeooo:paragraph-rsid="00453511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margin-left="1in" fo:margin-right="0in" fo:text-align="start" style:justify-single-word="false" fo:text-indent="-0.25in" style:auto-text-indent="false"/>
      <style:text-properties fo:font-weight="normal" officeooo:rsid="00058f20" officeooo:paragraph-rsid="003eca7e" style:font-weight-asian="normal" style:font-weight-complex="normal"/>
    </style:style>
    <style:style style:name="P49" style:family="paragraph" style:parent-style-name="Standard">
      <style:paragraph-properties fo:margin-left="1in" fo:margin-right="0in" fo:text-align="start" style:justify-single-word="false" fo:text-indent="-0.25in" style:auto-text-indent="false"/>
      <style:text-properties fo:font-weight="normal" officeooo:rsid="00058f20" officeooo:paragraph-rsid="003eca7e" style:font-weight-asian="normal" style:font-weight-complex="normal"/>
    </style:style>
    <style:style style:name="P50" style:family="paragraph" style:parent-style-name="Standard">
      <style:paragraph-properties fo:margin-left="1in" fo:margin-right="0in" fo:text-align="start" style:justify-single-word="false" fo:text-indent="-0.25in" style:auto-text-indent="false"/>
      <style:text-properties fo:font-weight="normal" officeooo:rsid="00453511" officeooo:paragraph-rsid="00453511" style:font-weight-asian="normal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383eab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39e65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3b4cfd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font-size-asian="12pt" style:font-size-complex="12pt"/>
    </style:style>
    <style:style style:name="T16" style:family="text">
      <style:text-properties style:font-name="Liberation Sans" fo:font-size="12pt" officeooo:rsid="0000c73d" style:font-size-asian="12pt" style:font-size-complex="12pt"/>
    </style:style>
    <style:style style:name="T17" style:family="text">
      <style:text-properties style:font-name="Liberation Sans" fo:font-size="12pt" officeooo:rsid="0004c472" style:font-size-asian="12pt" style:font-size-complex="12pt"/>
    </style:style>
    <style:style style:name="T18" style:family="text">
      <style:text-properties style:font-name="Liberation Sans" fo:font-size="12pt" officeooo:rsid="0039e654" style:font-size-asian="12pt" style:font-size-complex="12pt"/>
    </style:style>
    <style:style style:name="T19" style:family="text">
      <style:text-properties style:font-name="Liberation Sans" fo:font-size="12pt" officeooo:rsid="003b4cfd" style:font-size-asian="12pt" style:font-size-complex="12pt"/>
    </style:style>
    <style:style style:name="T20" style:family="text">
      <style:text-properties style:font-name="Liberation Sans" fo:font-size="12pt" officeooo:rsid="00066571" style:font-size-asian="12pt" style:font-size-complex="12pt"/>
    </style:style>
    <style:style style:name="T21" style:family="text">
      <style:text-properties style:font-name="Liberation Sans" fo:font-size="12pt" officeooo:rsid="00183e56" style:font-size-asian="12pt" style:font-size-complex="12pt"/>
    </style:style>
    <style:style style:name="T22" style:family="text">
      <style:text-properties style:font-name="Liberation Sans" fo:font-size="12pt" officeooo:rsid="004165a4" style:font-size-asian="12pt" style:font-size-complex="12pt"/>
    </style:style>
    <style:style style:name="T23" style:family="text">
      <style:text-properties style:font-name="Liberation Sans" fo:font-size="12pt" officeooo:rsid="0044a766" style:font-size-asian="12pt" style:font-size-complex="12pt"/>
    </style:style>
    <style:style style:name="T24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bold" officeooo:rsid="0039e654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bold" officeooo:rsid="003b4cfd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bold" officeooo:rsid="004165a4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29" style:family="text">
      <style:text-properties style:font-name="Liberation Sans" fo:font-size="14pt" fo:font-weight="bold" officeooo:rsid="003762ce" style:font-size-asian="14pt" style:font-weight-asian="bold" style:font-size-complex="14pt" style:font-weight-complex="bold"/>
    </style:style>
    <style:style style:name="T30" style:family="text">
      <style:text-properties officeooo:rsid="00130c7e"/>
    </style:style>
    <style:style style:name="T31" style:family="text">
      <style:text-properties officeooo:rsid="00177be2"/>
    </style:style>
    <style:style style:name="T32" style:family="text">
      <style:text-properties officeooo:rsid="00232243"/>
    </style:style>
    <style:style style:name="T33" style:family="text">
      <style:text-properties officeooo:rsid="003762ce"/>
    </style:style>
    <style:style style:name="T34" style:family="text">
      <style:text-properties officeooo:rsid="00383eab"/>
    </style:style>
    <style:style style:name="T35" style:family="text">
      <style:text-properties officeooo:rsid="0039e111"/>
    </style:style>
    <style:style style:name="T36" style:family="text">
      <style:text-properties style:font-name="Arial" fo:font-size="18pt" officeooo:rsid="003ce23e" style:font-size-asian="18pt" style:font-size-complex="18pt"/>
    </style:style>
    <style:style style:name="T37" style:family="text">
      <style:text-properties style:font-name="Arial" fo:font-size="14pt" officeooo:rsid="003ce23e" style:font-size-asian="12.25pt" style:font-size-complex="14pt"/>
    </style:style>
    <style:style style:name="T38" style:family="text">
      <style:text-properties officeooo:rsid="004165a4"/>
    </style:style>
    <style:style style:name="T39" style:family="text">
      <style:text-properties officeooo:rsid="004413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8">Instructions for FontForge </text:span><text:span text:style-name="T29">Language </text:span><text:span text:style-name="T28">scripts as of SUN version </text:span><text:span text:style-name="T29">2.21</text:span></text:p>
      <text:p text:style-name="P21"><text:span text:style-name="T33">10</text:span> <text:span text:style-name="T33">Oct</text:span> 202<text:span text:style-name="T33">3</text:span></text:p>
      <text:p text:style-name="P22"/>
      <text:p text:style-name="P5">These scripts are written in python using the python <text:span text:style-name="T31">version 3.8 imbedded in</text:span> FontForge.</text:p>
      <text:p text:style-name="P5"/>
      <text:p text:style-name="P7">Objective:</text:p>
      <text:p text:style-name="P7"><text:tab/>Generate backfonts and documentation for the different versions of SUN.</text:p>
      <text:p text:style-name="P7"/>
      <text:p text:style-name="P6">Requirements:</text:p>
      <text:list text:style-name="L1">
        <text:list-item>
          <text:p text:style-name="P37"><text:span text:style-name="T2">FontForge 2</text:span><text:span text:style-name="T11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text:span text:style-name="T2">. <text:s/></text:span><text:span text:style-name="T12">Note. <text:s/>Some versions of Fontforge have problems with tkinter</text:span></text:p>
        </text:list-item>
        <text:list-item>
          <text:p text:style-name="P38"><text:span text:style-name="T2"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  </text:list-item>
      </text:list>
      <text:list text:style-name="L2">
        <text:list-item>
          <text:p text:style-name="P40">potrace: <text:s/>potrace is part of fontforge.</text:p>
        </text:list-item>
        <text:list-item>
          <text:p text:style-name="P44">Font for type style or language i.e. times.ttf</text:p>
        </text:list-item>
        <text:list-item>
          <text:p text:style-name="P39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41"><text:span text:style-name="T39">Dictionary of primary words as</text:span><text:span text:style-name="T35"> a csv file In the following columns:</text:span></text:p>
          <text:p text:style-name="P44">Symbol, English Name, Language Name, Unicode(string), Reference</text:p>
          <text:p text:style-name="P44">i.e<text:span text:style-name="T36">. </text:span><text:span text:style-name="T37">sym</text:span>, <text:s/>Aaron, <text:s/>Aaron, <text:s/>eb0d, <text:s/>Acts 7:40</text:p>
          <text:p text:style-name="P45"/>
        </text:list-item>
      </text:list>
      <text:p text:style-name="P1"><text:span text:style-name="T10">P</text:span><text:span text:style-name="T9">roduct:</text:span><text:span text:style-name="T10">:</text:span></text:p>
      <text:p text:style-name="P5"/>
      <text:list text:style-name="L3">
        <text:list-item>
          <text:p text:style-name="P42"><text:span text:style-name="T30">L</text:span>anguage backfont.<text:span text:style-name="T34">(sfd, woff, ttf)</text:span> </text:p>
          <text:p text:style-name="P43"/>
        </text:list-item>
      </text:list>
      <text:p text:style-name="P26"><text:span text:style-name="T16">S</text:span><text:span text:style-name="T15">etup: <text:s/></text:span></text:p>
      <text:p text:style-name="P16">Install Fontforge and Imagemagick per default.</text:p>
      <text:p text:style-name="P15">Create a work directory containing all the python scripts and config files.</text:p>
      <text:p text:style-name="P15">From the work directory create Log, Dist, <text:span text:style-name="T32">Input</text:span> and Svg directories</text:p>
      <text:p text:style-name="P15">The Log directory keeps all the log files of the code run</text:p>
      <text:p text:style-name="P15">The Dist directory keeps the files for distribution. <text:s/></text:p>
      <text:p text:style-name="P19">Place all files used for input in the Input directory. <text:s/>i.e. <text:s/>sfd, kmn, dictionary, times.ttf.</text:p>
      <text:p text:style-name="P15">The Svg directory contains the svg images for the backfont file.</text:p>
      <text:p text:style-name="P14"/>
      <text:p text:style-name="P27"><text:span text:style-name="T19">Configuration:</text:span><text:span text:style-name="T15">: </text:span></text:p>
      <text:p text:style-name="P28"><text:span text:style-name="T19">fontsettings.json - </text:span><text:span text:style-name="T15"><text:s/></text:span><text:span text:style-name="T1">This file contains font parameters </text:span><text:span text:style-name="T14">and how the svg files are built. </text:span><text:span text:style-name="T1">They s</text:span><text:span text:style-name="T14">h</text:span><text:span text:style-name="T1">ouldn’t need to </text:span><text:span text:style-name="T14">be </text:span><text:span text:style-name="T1">changed.</text:span></text:p>
      <text:p text:style-name="P17"><text:s/></text:p>
      <text:p text:style-name="P23">Running Scripts:</text:p>
      <text:p text:style-name="P16">Open a Command Prompt window and change to the directory where your code is.</text:p>
      <text:p text:style-name="P16">A basic FontForge command is.</text:p>
      <text:p text:style-name="P2"><text:span text:style-name="T3">fontforge <text:s/>-script p</text:span><text:span text:style-name="T4">ythonscript.py ...params….</text:span></text:p>
      <text:p text:style-name="P2"/>
      <text:p text:style-name="P34"><text:span text:style-name="T4">M</text:span><text:span text:style-name="T1">ost of the function names should be self explanatory, however some variable <text:s/>names may </text:span><text:span text:style-name="T6">not </text:span><text:span text:style-name="T1">be quite </text:span><text:span text:style-name="T6">so obvious.</text:span></text:p>
      <text:p text:style-name="P18"/>
      <text:p text:style-name="P35"><text:span text:style-name="T6">T</text:span><text:span text:style-name="T1">he order of running the scripts is important. <text:s/>They should be executed in the </text:span></text:p>
      <text:p text:style-name="P46">following order: csv2svg<text:span text:style-name="T38">_ttf</text:span>, <text:span text:style-name="T35">svg2font</text:span><text:span text:style-name="T38">_ttf</text:span></text:p>
      <text:p text:style-name="P46"/>
      <text:p text:style-name="P47"><text:soft-page-break/>Included are windows batch files which can be used as examples of running each script.</text:p>
      <text:p text:style-name="P36"/>
      <text:p text:style-name="P10"/>
      <text:p text:style-name="P29"><text:span text:style-name="T17">B</text:span><text:span text:style-name="T15">ackFont Procedures:</text:span></text:p>
      <text:p text:style-name="P9">The requirements to generate scripts </text:p>
      <text:p text:style-name="P49"><text:span text:style-name="T18">A primary reference file as described in the requirements.</text:span><text:span text:style-name="T20">Times.ttf </text:span><text:span text:style-name="T18">(or other ttf </text:span><text:span text:style-name="T23">font</text:span><text:span text:style-name="T18"> file)</text:span></text:p>
      <text:p text:style-name="P50"><text:span text:style-name="T18">E</text:span><text:span text:style-name="T15">xecute csv2svg_ttf.py</text:span></text:p>
      <text:p text:style-name="P50"><text:span text:style-name="T15">Execute svg2Font_ttf.py</text:span></text:p>
      <text:p text:style-name="P50"><text:span text:style-name="T15">If need to verify output execute back2doc.py</text:span></text:p>
      <text:list text:style-name="L4">
        <text:list-header>
          <text:p text:style-name="P48"><text:span text:style-name="T21"/></text:p>
        </text:list-header>
      </text:list>
      <text:p text:style-name="P8"/>
      <text:p text:style-name="P30"><text:span text:style-name="T17">S</text:span><text:span text:style-name="T15">cripts:</text:span></text:p>
      <text:p text:style-name="P24"/>
      <text:p text:style-name="P3"><text:span text:style-name="T24">csv2svg</text:span><text:span text:style-name="T25">_</text:span><text:span text:style-name="T27">ttf</text:span><text:span text:style-name="T24">.py</text:span><text:span text:style-name="T5"> – </text:span><text:span text:style-name="T6">Takes the </text:span><text:span text:style-name="T13">input</text:span><text:span text:style-name="T7">.csv file and generates an image of each word as a svg file. </text:span><text:span text:style-name="T14">The Svg folder should be cleared before running to ensure a clean build.</text:span></text:p>
      <text:p text:style-name="P33"><text:span text:style-name="T14">E</text:span><text:span text:style-name="T1">xecution: <text:s/>fontforge -script csv2svg_unicode.py <text:s/>%csv_infile% <text:s/>%ttf_file% <text:s/>%language%</text:span></text:p>
      <text:p text:style-name="P20">Language is a 3 or 4 letter term representing the language i.e. ENG or FRAA</text:p>
      <text:p text:style-name="P11"/>
      <text:p text:style-name="P31"><text:span text:style-name="T15">svg2Font</text:span><text:span text:style-name="T18">_</text:span><text:span text:style-name="T22">ttf</text:span><text:span text:style-name="T15">.py</text:span><text:span text:style-name="T1"> – </text:span><text:span text:style-name="T7">Uses the svg files from the previous script to import into the backfont sfd file. <text:s/>It also creates a ttf </text:span><text:span text:style-name="T8">and woff </text:span><text:span text:style-name="T7">file.</text:span></text:p>
      <text:p text:style-name="P33"><text:span text:style-name="T14">E</text:span><text:span text:style-name="T7">xecution: <text:s/>fontforge -quiet -script svg2Font_unicode.py %</text:span><text:span text:style-name="T1">csv_infile% </text:span><text:span text:style-name="T7"><text:s/>%</text:span><text:span text:style-name="T1">csv_file</text:span><text:span text:style-name="T7">% %language% %outfile%</text:span></text:p>
      <text:p text:style-name="P12"/>
      <text:p text:style-name="P4"><text:span text:style-name="T24">back2doc</text:span><text:span text:style-name="T26">_</text:span><text:span text:style-name="T27">ttf</text:span><text:span text:style-name="T24">.py</text:span><text:span text:style-name="T5"> – </text:span><text:span text:style-name="T7">This creates a text file for the purpose of verifying the quality of the <text:tab/>backfont. <text:s/>Glancing through the file will show anomalies to be corrected. Either <text:tab/>missing or overlayed </text:span><text:span text:style-name="T8">or out of alignment words.</text:span></text:p>
      <text:p text:style-name="P33"><text:span text:style-name="T8">E</text:span><text:span text:style-name="T1">xecution: cmd /c fontforge -quiet -script back2doc_unicode.py %sfd_infile% %outfile%</text:span></text:p>
      <text:p text:style-name="P13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10-11T15:50:53.960000000</dc:date>
    <meta:editing-duration>PT6H14M43S</meta:editing-duration>
    <meta:editing-cycles>48</meta:editing-cycles>
    <meta:document-statistic meta:table-count="0" meta:image-count="0" meta:object-count="0" meta:page-count="2" meta:paragraph-count="52" meta:word-count="449" meta:character-count="3006" meta:non-whitespace-character-count="2579"/>
  </office:meta>
</office:document-meta>
</file>